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<text:span text:style-name="T1">er </text:span>. Je reçois des lettres de mes freres du <text:line-break/>27 novembre. Les dernieres tentatives<text:line-break/>sur nos pensions ont été inutiles. Elles<text:line-break/>resteront telle qu’elles ont été fixées d’abord. <text:line-break/>mon jeune frere doit en faire de nouvelle<text:line-break/>sur l’impression de son ouvrage ; et quand<text:line-break/>tout cela sera arrangé il viendra demeureu<text:line-break/>à Nancy.</text:p>
      <text:p text:style-name="Standard">J’ai apris ces jours-ci que le President<text:line-break/>vigneron demandoit des memoires pour<text:line-break/>que les apeles de la Polices de Nancu soient <text:line-break/>postés à la Cour S<text:span text:style-name="T1">ne</text:span>. &amp;<text:span text:style-name="T1">a</text:span>.</text:p>
      <text:p text:style-name="Standard">On m’écrit de metz que M. de Bernage<text:line-break/>en etoit parti avec sa maison le 24<text:line-break/>9<text:span text:style-name="T1">bre</text:span>. et qu’on n’y attend pas sitot M.<text:line-break/>de Calonne, qui le remplace co<text:span text:style-name="T1">e</text:span>. Intendant.</text:p>
      <text:p text:style-name="Standard"/>
      <text:p text:style-name="Standard">3<text:line-break/><text:line-break/>M. Vigneron avocat general, mad. la Pres<text:span text:style-name="T1">te</text:span>.<text:line-break/>Vigneron, et M. Coster partent pour Pairs.</text:p>
      <text:p text:style-name="Standard"/>
      <text:p text:style-name="Standard">4<text:line-break/><text:line-break/>La D<text:span text:style-name="T1">e</text:span>. epouse du S. Busquet de Caumont, <text:line-break/>conseiller au Parlement de Rouen, est décédé<text:line-break/>hier à Nancy, chès M. D’authieulles L<text:span text:style-name="T1">t</text:span>. de<text:line-break/>Roy. Elle sera inhumée dans l’Eglise <text:line-break/>de S. Epvre.</text:p>
      <text:p text:style-name="P2">155</text:p>
      <text:p text:style-name="Standard"/>
      <text:p text:style-name="Standard">8<text:line-break/><text:line-break/>M. l’Intendant arrive de Remiremont <text:line-break/>où il etoit déja allé pour la réception d’une<text:line-break/>dame, sur laquelle il y a opposition.</text:p>
      <text:p text:style-name="Standard"/>
      <text:p text:style-name="Standard">9<text:line-break/><text:line-break/>M. de farémont, gentilhomme du Barrois, <text:line-break/>épouse M<text:span text:style-name="T1">lle</text:span>. Dureteste.</text:p>
      <text:p text:style-name="Standard"/>
      <text:p text:style-name="Standard">10<text:line-break/><text:line-break/>Le froid a été très violent ces jours-ci.<text:line-break/>Il y en avoit encore près de 5 dégrés<text:line-break/>ce matin à 9 heures.</text:p>
      <text:p text:style-name="Standard"/>
      <text:p text:style-name="Standard">11<text:line-break/><text:line-break/>On etoit hier dans la crise. L’eau des rivieres et des ruisseaux, diminuée encore<text:line-break/>par les gelées, saisoit chomer la plupart<text:line-break/>des moulins. Les 9 tournants de ceux de <text:line-break/>Nancy ne faisoient que 100 rez<text:span text:style-name="T1">x </text:span>. au lieu<text:line-break/>de 200 ? Il n’y avoit de farine que pour <text:line-break/>environ 14 jours chès nos Boulangers.<text:line-break/>M. l’Intendant aoit ordonné des moulins<text:line-break/>à bras. Heureusem<text:span text:style-name="T1">t</text:span>. il a commencé à<text:line-break/>dégeler aujourdhui, par 4 degrés de chaud.</text:p>
      <text:p text:style-name="Standard"/>
      <text:p text:style-name="Standard">12<text:line-break/><text:line-break/>Mort su S. Noël, ancien secretaire de <text:line-break/>l’hotel de ville de Nancy…</text:p>
      <text:p text:style-name="Standard"/>
      <text:p text:style-name="Standard">13<text:line-break/><text:line-break/>Je reçois une lettre de M. Bremontdu 10. Il<text:line-break/>etoit arrivé le 7 à Paris.</text:p>
      <text:p text:style-name="Standard"/>
      <text:p text:style-name="P1">15<text:line-break/><text:line-break/>M. l’Intendant part à 10 h <text:span text:style-name="T1">½</text:span><text:span text:style-name="T2"> </text:span>du matin<text:line-break/>pour Paris, passant par Metz.</text:p>
      <text:p text:style-name="Standard">Il y avoit cinq jours que l’air etoit fort charge<text:line-break/>et couvert : enfin vers la nuit la pluye a<text:line-break/>commencé ; elle a été abondante ensuite<text:line-break/>ce qui fait cesser de grandes allarmes, sur tout <text:line-break/>dans les campagnes où on ne trouvoit plus<text:line-break/>d’eau pour les bestiaux.</text:p>
      <text:p text:style-name="Standard"/>
      <text:p text:style-name="Standard">17<text:line-break/><text:line-break/>Deliberation pour échanger le corps de guarde <text:line-break/>S<text:span text:style-name="T1">te</text:span>. Catherine, contre la maison de Perbal rüe<text:line-break/>des champs, pour une entrée au Jardin de Botan.</text:p>
      <text:p text:style-name="Standard">arrêt de la C. S<text:span text:style-name="T1">ne</text:span>. Qui surseoit l’ex<text:span text:style-name="T1">on</text:span>. des<text:line-break/>Lettres pat. surprises par l’Executeur.</text:p>
      <text:p text:style-name="Standard">Assemblée particuliere de l’academie, <text:line-break/>où je n’ai pû me trouver. on y a ajugé<text:line-break/>le prix des B. L. à l’Eloge du Roy de P. N<text:span text:style-name="T1">o</text:span>. 1.<text:line-break/>Et celui des arts a été partagé par moitie<text:line-break/>entre la pompe de Despos et une methode<text:line-break/>presque Géometrique de former l’Ennéagone.</text:p>
      <text:p text:style-name="Standard"/>
      <text:p text:style-name="Standard">20<text:line-break/><text:line-break/>Il a commencé à neiger vers dis heures<text:line-break/>du matin. Il avoit un peu gelé la nuit</text:p>
      <text:p text:style-name="Standard">on me mande de Versailles le 17, que ce jour là<text:line-break/>tout le Parlement de Paris y etoit.</text:p>
      <text:p text:style-name="P2">156</text:p>
      <text:p text:style-name="Standard">21<text:line-break/><text:line-break/>Je fais publier à Nancy l’ord<text:span text:style-name="T1">ce</text:span>. du 20<text:line-break/>octobre 1766, concernant la milice.</text:p>
      <text:p text:style-name="Standard"/>
      <text:p text:style-name="Standard">22<text:line-break/><text:line-break/>assemblée chès M. l’abbé de Grandchamps, <text:line-break/>où j’etois et M<text:span text:style-name="T1">rs</text:span>. les Curés, pour disposer<text:line-break/>des 6 places au Refuge de la fondation<text:line-break/>de l’abbé de Bousey, pour 1767.<text:line-break/>Elles seront remplies par<text:line-break/>Marianne Renel<text:line-break/>francoise antoine<text:line-break/>La Duclos pour 2 ans<text:line-break/>Jeanne Edelin de Nancy<text:line-break/>anne Caprès, âgée de 18 ans<text:line-break/>Marguerite Mengin, f<text:span text:style-name="T1">e</text:span> Séguin.<text:line-break/>Marie Fendrick pour la 1<text:span text:style-name="T1">re</text:span>. vacante.</text:p>
      <text:p text:style-name="Standard">Mort de M. Claude de Bavillier, Ch<text:span text:style-name="T1">er</text:span>. De S. Louis, <text:line-break/>Ingenieur en chef à Nancy. Il etoit dans un <text:line-break/>âge très avancé, et sera inhumé le 24 dans<text:line-break/>l’Eglise par. De N. D. </text:p>
      <text:p text:style-name="Standard"/>
      <text:p text:style-name="Standard">24<text:line-break/><text:line-break/>on a accordé une augmentation d’un denier<text:line-break/>et demi sur la livre de pain. ainsi à commencer<text:line-break/>du 25 Le blanc sera 2<text:span text:style-name="T1">s</text:span> 4<text:span text:style-name="T1">d ½ <text:s/></text:span>le Bis 1<text:span text:style-name="T1">s </text:span>9.</text:p>
      <text:p text:style-name="P1">30<text:line-break/><text:line-break/>mort de Jacob, femme<text:line-break/>du S. alix de Pixérécourt, ci-<text:span text:style-name="T1">d</text:span> G<text:span text:style-name="T1">d</text:span>. maître<text:line-break/>des eaux et forêts. Elle etoit jeune encore<text:line-break/>et laisse quatre enfants. 28 jours de mal</text:p>
      <text:p text:style-name="Standard"/>
      <text:p text:style-name="Standard">31<text:line-break/><text:line-break/>un enfant a été brulé aujourdhui<text:line-break/>chès sa nourrice qui etoit allée au marché<text:line-break/>pendant que son mari etoit au bois. C’est<text:line-break/>dans une maison du fauxbourg S<text:span text:style-name="T1">t</text:span>. fiacre, <text:line-break/>et par le feu d’un fourneau près duquel<text:line-break/>on avoit laissé cet enfant, et un autre <text:line-break/>qui a pensé avoir le meme sort.</text:p>
      <text:p text:style-name="Standard">Il y avoit aujourdhui cinq degrés de <text:line-break/>froid à huit heures du matin. a midi 0.</text:p>
      <text:p text:style-name="Standard">Suivant l’etat commencé à la fin de <text:line-break/>novembre et fini dans le present mois de<text:line-break/>decembre il s’est trouvé à Nancy 26989 ames<text:line-break/>savoir : hommes 5517<text:line-break/>femmes.. 6428<text:line-break/>Enfans{mâles.. 4474<text:line-break/> <text:s text:c="14"/>femelles.. 5284<text:line-break/>Domest.{mâles… 1142<text:line-break/> <text:s text:c="17"/>femelles… 1897<text:line-break/>Penssionnaires{mâles…. 1157<text:line-break/> <text:s text:c="31"/>femelles… 10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fr" fo:country="FR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4:09:00</meta:creation-date>
    <meta:initial-creator>Sara Nadal</meta:initial-creator>
    <dc:language>fr-FR</dc:language>
    <dc:creator>Sara Nadal</dc:creator>
    <dc:date>2016-01-23T15:26:00</dc:date>
    <meta:editing-cycles>4</meta:editing-cycles>
    <meta:editing-duration>PT1H8M</meta:editing-duration>
    <meta:generator>LibreOffice/5.0.4.2$MacOSX_X86_64 LibreOffice_project/2b9802c1994aa0b7dc6079e128979269cf95bc78</meta:generator>
    <meta:document-statistic meta:table-count="0" meta:image-count="0" meta:object-count="0" meta:page-count="5" meta:paragraph-count="28" meta:word-count="786" meta:character-count="4277" meta:non-whitespace-character-count="34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